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peech-text">{{<text:bookmark text:name="begin-speech_by"/><text:span text:style-name="T1">[[SPEECH_BY]]</text:span><text:bookmark text:name="end-speech_by"/>}} :</text:p>
      <text:p text:style-name="speech-text">&lt;&lt;enter the speech text here&gt;&gt;</text:p>
      <text:p text:style-name="speech-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2" style:class="text" style:default-outline-level="2">
      <style:paragraph-properties fo:text-align="center" style:justify-single-word="false" fo:background-color="#ffff66">
        <style:background-image/>
      </style:paragraph-properties>
      <style:text-properties style:font-name="Times New Roman" fo:font-size="13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4c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background-color="#ffffcc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 style:default-outline-level="6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 style:default-outline-level="7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>
      <style:paragraph-properties fo:margin-top="0.0299in" fo:margin-bottom="0.0201in" fo:background-color="#4c4c4c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top="0.0098in" fo:margin-bottom="0.0799in" fo:background-color="#666666">
        <style:background-image/>
      </style:paragraph-properties>
      <style:text-properties fo:font-size="12pt" fo:font-weight="normal"/>
    </style:style>
    <style:style style:name="speech-text" style:family="paragraph" style:parent-style-name="Standard" style:auto-update="true">
      <style:paragraph-properties fo:margin-top="0.0098in" fo:margin-bottom="0.0201in" fo:background-color="#c0c0c0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shok Hariharan</meta:initial-creator>
    <meta:creation-date>2007-09-04T23:55:28</meta:creation-date>
    <dc:creator>Ashok Hariharan</dc:creator>
    <dc:date>2007-09-06T20:18:46</dc:date>
    <dc:language>en-US</dc:language>
    <meta:editing-cycles>6</meta:editing-cycles>
    <meta:editing-duration>PT3M39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3" meta:word-count="9" meta:character-count="62"/>
  </office:meta>
</office:document-meta>
</file>